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2" style:family="paragraph">
      <loext:graphic-properties draw:fill="solid" draw:fill-color="#ffffff"/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3" style:family="paragraph">
      <loext:graphic-properties draw:fill-color="#000000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gr1" style:family="graphic">
      <style:graphic-properties draw:stroke="solid" svg:stroke-color="#000000" draw:fill="solid" draw:fill-color="#ffffff" draw:textarea-vertical-align="middle" fo:min-height="0.8335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fill-color="#000000" draw:textarea-horizontal-align="justify" draw:textarea-vertical-align="middle" draw:auto-grow-height="false" fo:min-height="0.2575in" fo:min-width="0.104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solid" svg:stroke-color="#000000" draw:fill="solid" draw:fill-color="#ffffff" draw:textarea-vertical-align="middle" fo:min-height="0.8335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stroke="solid" svg:stroke-color="#000000" draw:fill="solid" draw:fill-color="#ffffff" draw:textarea-vertical-align="middle" fo:min-height="0.8335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text:anchor-type="paragraph" draw:z-index="0" draw:name="Text Frame 1" draw:style-name="gr4" draw:text-style-name="P2" svg:width="2.3398in" svg:height="0.8335in" svg:x="0.6189in" svg:y="1.998in"><draw:text-box><text:p text:style-name="P1"><text:span text:style-name="T1">Conocimientos previos de Sistemas de Ecuaciones Lineales</text:span></text:p></draw:text-box></draw:frame><draw:frame text:anchor-type="paragraph" draw:z-index="1" draw:name="Text Frame 2" draw:style-name="gr3" draw:text-style-name="P2" svg:width="2.3398in" svg:height="0.8335in" svg:x="0.5902in" svg:y="3.4465in"><draw:text-box><text:p text:style-name="P1"><text:span text:style-name="T1"><text:s/></text:span><text:span text:style-name="T1">Sistemas de Ecuaciones Lineales</text:span></text:p><text:p text:style-name="P1"><text:span text:style-name="T1">como matrices</text:span></text:p></draw:text-box></draw:frame><draw:custom-shape text:anchor-type="paragraph" draw:z-index="2" draw:name="Shape 1" draw:style-name="gr2" draw:text-style-name="P3" svg:width="0.2087in" svg:height="0.2941in" svg:x="1.6217in" svg:y="4.4984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3" draw:name="Shape 2" draw:style-name="gr2" draw:text-style-name="P3" svg:width="0.2087in" svg:height="0.2941in" svg:x="1.6402in" svg:y="2.9835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frame text:anchor-type="paragraph" draw:z-index="4" draw:name="Text Frame 4" draw:style-name="gr1" draw:text-style-name="P2" svg:width="2.3398in" svg:height="0.8335in" svg:x="0.589in" svg:y="5.0189in"><draw:text-box><text:p text:style-name="P1"><text:span text:style-name="T1">E</text:span><text:span text:style-name="T1">s</text:span><text:span text:style-name="T1">p</text:span><text:span text:style-name="T1">a</text:span><text:span text:style-name="T1">c</text:span><text:span text:style-name="T1">i</text:span><text:span text:style-name="T1">o</text:span><text:span text:style-name="T1">s </text:span><text:span text:style-name="T1">V</text:span><text:span text:style-name="T1">e</text:span><text:span text:style-name="T1">c</text:span><text:span text:style-name="T1">t</text:span><text:span text:style-name="T1">o</text:span><text:span text:style-name="T1">ri</text:span><text:span text:style-name="T1">a</text:span><text:span text:style-name="T1">l</text:span><text:span text:style-name="T1">e</text:span><text:span text:style-name="T1">s</text:span></text:p><text:p text:style-name="P1"><text:span text:style-name="T1">A</text:span><text:span text:style-name="T1">p</text:span><text:span text:style-name="T1">li</text:span><text:span text:style-name="T1">c</text:span><text:span text:style-name="T1">a</text:span><text:span text:style-name="T1">c</text:span><text:span text:style-name="T1">i</text:span><text:span text:style-name="T1">o</text:span><text:span text:style-name="T1">n</text:span><text:span text:style-name="T1">e</text:span><text:span text:style-name="T1">s </text:span><text:span text:style-name="T1">L</text:span><text:span text:style-name="T1">i</text:span><text:span text:style-name="T1">n</text:span><text:span text:style-name="T1">e</text:span><text:span text:style-name="T1">a</text:span><text:span text:style-name="T1">l</text:span><text:span text:style-name="T1">e</text:span><text:span text:style-name="T1">s</text:span></text:p><text:p text:style-name="P1"><text:span text:style-name="T1">V</text:span><text:span text:style-name="T1">e</text:span><text:span text:style-name="T1">c</text:span><text:span text:style-name="T1">t</text:span><text:span text:style-name="T1">o</text:span><text:span text:style-name="T1">r</text:span><text:span text:style-name="T1">e</text:span><text:span text:style-name="T1">s </text:span><text:span text:style-name="T1">y </text:span><text:span text:style-name="T1">V</text:span><text:span text:style-name="T1">a</text:span><text:span text:style-name="T1">l</text:span><text:span text:style-name="T1">o</text:span><text:span text:style-name="T1">r</text:span><text:span text:style-name="T1">e</text:span><text:span text:style-name="T1">s </text:span><text:span text:style-name="T1">P</text:span><text:span text:style-name="T1">r</text:span><text:span text:style-name="T1">o</text:span><text:span text:style-name="T1">p</text:span><text:span text:style-name="T1">i</text:span><text:span text:style-name="T1">o</text:span><text:span text:style-name="T1">s</text:span></text:p></draw:text-box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1T16:23:27.883803365</meta:creation-date>
    <dc:date>2023-05-21T16:40:40.960282652</dc:date>
    <meta:editing-duration>PT7M3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